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Norasi" svg:font-family="Norasi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center" style:justify-single-word="false"/>
      <style:text-properties fo:color="#111111" fo:font-size="18pt" fo:font-weight="bold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justify" style:justify-single-word="false"/>
      <style:text-properties fo:color="#111111" fo:font-size="11pt" fo:font-weight="bold" officeooo:rsid="00169c44" officeooo:paragraph-rsid="00169c44" style:font-size-asian="9.60000038146973pt" style:font-weight-asian="bold" style:font-size-complex="11pt" style:font-weight-complex="bold"/>
    </style:style>
    <style:style style:name="P4" style:family="paragraph" style:parent-style-name="Standard" style:list-style-name="L1">
      <style:paragraph-properties fo:text-align="justify" style:justify-single-word="false"/>
      <style:text-properties fo:color="#111111" fo:font-size="11pt" fo:font-weight="bold" officeooo:rsid="001811f1" officeooo:paragraph-rsid="001811f1" style:font-size-asian="9.60000038146973pt" style:font-weight-asian="bold" style:font-size-complex="11pt" style:font-weight-complex="bold"/>
    </style:style>
    <style:style style:name="P5" style:family="paragraph" style:parent-style-name="Standard">
      <style:paragraph-properties fo:text-align="justify" style:justify-single-word="false"/>
      <style:text-properties fo:color="#111111" fo:font-size="11pt" fo:font-weight="bold" officeooo:rsid="001811f1" officeooo:paragraph-rsid="001811f1" style:font-size-asian="9.60000038146973pt" style:font-weight-asian="bold" style:font-size-complex="11pt" style:font-weight-complex="bold"/>
    </style:style>
    <style:style style:name="P6" style:family="paragraph" style:parent-style-name="Standard">
      <style:paragraph-properties fo:text-align="justify" style:justify-single-word="false"/>
      <style:text-properties fo:color="#111111" fo:font-size="11pt" fo:font-weight="bold" officeooo:rsid="001811f1" officeooo:paragraph-rsid="0019ceec" style:font-size-asian="9.60000038146973pt" style:font-weight-asian="bold" style:font-size-complex="11pt" style:font-weight-complex="bold"/>
    </style:style>
    <style:style style:name="T1" style:family="text">
      <style:text-properties style:font-name="Norasi"/>
    </style:style>
    <style:style style:name="T2" style:family="text">
      <style:text-properties style:font-name="Norasi" officeooo:rsid="00169c44"/>
    </style:style>
    <style:style style:name="T3" style:family="text">
      <style:text-properties style:font-name="Norasi" fo:font-weight="normal" style:font-weight-asian="normal" style:font-weight-complex="normal"/>
    </style:style>
    <style:style style:name="T4" style:family="text">
      <style:text-properties style:font-name="Norasi" fo:font-weight="normal" officeooo:rsid="0019ceec" style:font-weight-asian="normal" style:font-weight-complex="normal"/>
    </style:style>
    <style:style style:name="T5" style:family="text">
      <style:text-properties style:font-name="Norasi" fo:font-weight="normal" officeooo:rsid="001ab811" style:font-weight-asian="normal" style:font-weight-complex="normal"/>
    </style:style>
    <style:style style:name="T6" style:family="text">
      <style:text-properties style:font-name="Norasi" officeooo:rsid="0019ceec"/>
    </style:style>
    <style:style style:name="T7" style:family="text">
      <style:text-properties fo:color="#000000" style:font-name="Norasi" fo:font-weight="normal" officeooo:rsid="0019ceec" style:font-weight-asian="normal" style:font-weight-complex="normal"/>
    </style:style>
    <style:style style:name="T8" style:family="text">
      <style:text-properties fo:color="#000000" style:font-name="Norasi" fo:font-weight="normal" officeooo:rsid="001ab811" style:font-weight-asian="normal" style:font-weight-complex="normal"/>
    </style:style>
    <style:style style:name="T9" style:family="text">
      <style:text-properties fo:color="#cccccc" style:font-name="Norasi" fo:font-weight="normal" officeooo:rsid="0019ceec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NEW </text:span><text:span text:style-name="T6">MARIO &amp; </text:span><text:span text:style-name="T2">YOSHI MAKER</text:span></text:p>
      <text:p text:style-name="P2"><text:span text:style-name="T2"/></text:p>
      <text:p text:style-name="P3"><text:span text:style-name="T1">CHEF DE PROJET : </text:span><text:span text:style-name="T3">Adrien LUNEAU </text:span></text:p>
      <text:p text:style-name="P3"><text:span text:style-name="T1"/></text:p>
      <text:p text:style-name="P3"><text:span text:style-name="T1">MEMBRE DU GROUPE : <text:tab/></text:span><text:span text:style-name="T3">Simon LECOQ</text:span></text:p>
      <text:p text:style-name="P3"><text:span text:style-name="T3"><text:tab/><text:tab/><text:tab/><text:tab/>Eymeric VANDAELE<text:tab/><text:tab/></text:span></text:p>
      <text:p text:style-name="P3"><text:span text:style-name="T3"><text:tab/><text:tab/><text:tab/><text:tab/>Gaëtane JALLAIS</text:span></text:p>
      <text:p text:style-name="P3"><text:span text:style-name="T3"><text:tab/><text:tab/><text:tab/><text:tab/>Adrien LUNEAU</text:span></text:p>
      <text:p text:style-name="P3"><text:span text:style-name="T3"/></text:p>
      <text:p text:style-name="P3"><text:span text:style-name="T1">LE PROJET : </text:span></text:p>
      <text:list xml:id="list3168302058152379098" text:style-name="L1">
        <text:list-item>
          <text:p text:style-name="P4"><text:span text:style-name="T3">Objectif : </text:span></text:p>
        </text:list-item>
      </text:list>
      <text:p text:style-name="P6"><text:span text:style-name="T3">Concevoir un jeu vidéo multijoueur </text:span><text:span text:style-name="T5">local</text:span><text:span text:style-name="T3"> de coopération. Plusieurs plateaux de jeu seront implémentés afin d’avoir </text:span><text:span text:style-name="T4">différent niveau de base. Le joueur aura la possibilité de construire également lui même son plateau de jeu</text:span><text:span text:style-name="T9"> qui sera stocké dans un espace de stockage adéquate. </text:span></text:p>
      <text:p text:style-name="P6"><text:span text:style-name="T7">Les deux joueurs jouent chacun un personnage </text:span><text:span text:style-name="T8">avec une définition des touches préalablement définites.</text:span><text:span text:style-name="T7"> </text:span><text:span text:style-name="T8">L</text:span><text:span text:style-name="T7">eur objectif est d’arriver sans mourir au point d’arriver en évitant les monstres, les multiples obstacles ainsi que les passages « stratégique</text:span><text:span text:style-name="T8">s</text:span><text:span text:style-name="T7"> ». </text:span></text:p>
      <text:list xml:id="list22531295201485" text:continue-numbering="true" text:style-name="L1">
        <text:list-item>
          <text:p text:style-name="P4"><text:span text:style-name="T3">Diagramme :</text:span></text:p>
        </text:list-item>
        <text:list-item>
          <text:p text:style-name="P4"><text:span text:style-name="T3">Bibliothèque :</text:span></text:p>
        </text:list-item>
        <text:list-item>
          <text:p text:style-name="P4"><text:span text:style-name="T3">Outils :</text:span></text:p>
        </text:list-item>
      </text:list>
      <text:p text:style-name="P5"><text:span text:style-name="T1"/></text:p>
      <text:p text:style-name="P5"><text:span text:style-name="T1">LES ÉVENTUELLES DIFFICULTÉS :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Norasi" svg:font-family="Norasi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9T01:46:49.628368132</meta:creation-date>
    <dc:date>2017-03-19T02:25:31.032755830</dc:date>
    <meta:editing-duration>PT8M10S</meta:editing-duration>
    <meta:editing-cycles>1</meta:editing-cycles>
    <meta:document-statistic meta:table-count="0" meta:image-count="0" meta:object-count="0" meta:page-count="1" meta:paragraph-count="14" meta:word-count="122" meta:character-count="760" meta:non-whitespace-character-count="635"/>
    <meta:generator>LibreOffice/5.1.6.2$Linux_X86_64 LibreOffice_project/10m0$Build-2</meta:generator>
  </office:meta>
</office:document-meta>
</file>